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list-style-name="LFO1" style:family="paragraph">
      <style:paragraph-properties fo:break-before="page"/>
    </style:style>
    <style:style style:name="P2" style:parent-style-name="Normal" style:list-style-name="LFO2" style:family="paragraph"/>
    <style:style style:name="P3" style:parent-style-name="Normal" style:list-style-name="LFO3" style:family="paragraph"/>
    <style:style style:name="P4" style:parent-style-name="Normal" style:list-style-name="LFO4" style:family="paragraph"/>
    <style:style style:name="P5" style:parent-style-name="Normal" style:list-style-name="LFO5" style:family="paragraph"/>
    <style:style style:name="P6" style:parent-style-name="Normal" style:list-style-name="LFO6" style:family="paragraph"/>
    <style:style style:name="P7" style:parent-style-name="Normal" style:list-style-name="LFO7" style:family="paragraph"/>
    <style:style style:name="P8" style:parent-style-name="Normal" style:list-style-name="LFO8" style:family="paragraph"/>
    <style:style style:name="P9" style:parent-style-name="Normal" style:list-style-name="LFO9" style:family="paragraph"/>
    <style:style style:name="P10" style:parent-style-name="Normal" style:list-style-name="LFO10" style:family="paragraph"/>
  </office:automatic-styles>
  <office:body>
    <office:text text:use-soft-page-breaks="true">
      <text:list text:style-name="LFO1" text:continue-numbering="true">
        <text:list-item>
          <text:p text:style-name="P1">What is a Server and What is a Proxy Server?</text:p>
        </text:list-item>
      </text:list>
      <text:p text:style-name="Normal">A server is a computer system that provides services, resources, or data to other computers (clients) over a network. Examples include web servers delivering web pages, file servers storing files, or database servers managing data. Servers are designed for high availability, reliability, and simultaneous access by multiple users.</text:p>
      <text:p text:style-name="Normal">A proxy server is a specific type of server that sits between clients and other servers. It forwards client requests, adds security, and can filter, cache, or anonymise traffic. Proxy servers can be used to: improve performance by caching repeated requests, hide internal networks from the internet, enforce access policies, or balance network traffic.</text:p>
      <text:list text:style-name="LFO2" text:continue-numbering="true">
        <text:list-item>
          <text:p text:style-name="P2">What is a CPU and How Does It Work?</text:p>
        </text:list-item>
      </text:list>
      <text:p text:style-name="Normal">The CPU (Central Processing Unit) is the primary processor of a computer that executes instructions and performs calculations. It works by following the fetch–decode–execute cycle:</text:p>
      <text:p text:style-name="Normal">Fetch: Reads instructions from memory.</text:p>
      <text:p text:style-name="Normal">Decode: Interprets what operation the instruction requires.</text:p>
      <text:p text:style-name="Normal">Execute: Performs the operation (e.g., arithmetic, logic, or data movement).<text:line-break/>The CPU acts as the “brain” of the computer and coordinates system operations.</text:p>
      <text:list text:style-name="LFO3" text:continue-numbering="true">
        <text:list-item>
          <text:p text:style-name="P3">What is RAM and Differences Between CPU and RAM?</text:p>
        </text:list-item>
      </text:list>
      <text:p text:style-name="Normal">RAM (Random Access Memory) is temporary, high-speed memory that stores data and instructions currently being used by the CPU. RAM is volatile, meaning its contents are lost when power is turned off.</text:p>
      <text:p text:style-name="Normal">Differences:</text:p>
      <text:p text:style-name="Normal">CPU processes instructions; RAM stores them temporarily.</text:p>
      <text:p text:style-name="Normal">CPU performs computation; RAM provides fast data access.</text:p>
      <text:p text:style-name="Normal">CPU is measured in GHz/cores; RAM is measured in GB and speed (MHz).<text:line-break/>They work together: without RAM, the CPU would have to read from slower storage.</text:p>
      <text:list text:style-name="LFO4" text:continue-numbering="true">
        <text:list-item>
          <text:p text:style-name="P4">What is an Operating System (OS)? Can a Computer Work Without One?</text:p>
        </text:list-item>
      </text:list>
      <text:p text:style-name="Normal">An Operating System (OS) is system software that manages hardware resources and provides an interface for users and applications. It handles memory, processes, security, input/output devices, and file systems. Examples include Windows, macOS, Linux, Android, and iOS.</text:p>
      <text:soft-page-break/>
      <text:p text:style-name="Normal">A computer cannot operate normally without an OS, as there would be no way to manage hardware or run applications. However, very specialised embedded systems can operate with firmware instead of a full OS.</text:p>
      <text:list text:style-name="LFO5" text:continue-numbering="true">
        <text:list-item>
          <text:p text:style-name="P5">What is a Computer Network?</text:p>
        </text:list-item>
      </text:list>
      <text:p text:style-name="Normal">A computer network is a system where computers and devices are connected to share data and resources. Networks enable communication using hardware (e.g., routers, switches, cables) and protocols (e.g., TCP/IP). Networks can be categorised by scale, including LAN (local), WAN (wide), and internet (global). Networking enables activities such as email, web browsing, file sharing, and remote access.</text:p>
      <text:list text:style-name="LFO6" text:continue-numbering="true">
        <text:list-item>
          <text:p text:style-name="P6">What is a Web Server Port?</text:p>
        </text:list-item>
      </text:list>
      <text:p text:style-name="Normal">A web server port is a numerical endpoint used to direct network traffic to specific services. Web servers typically listen on:</text:p>
      <text:p text:style-name="Normal">Port 80 for HTTP (unencrypted)</text:p>
      <text:p text:style-name="Normal">Port 443 for HTTPS (encrypted)<text:line-break/>Ports allow multiple services to run on the same machine without conflict.</text:p>
      <text:list text:style-name="LFO7" text:continue-numbering="true">
        <text:list-item>
          <text:p text:style-name="P7">What is TCP and Its Services?</text:p>
        </text:list-item>
      </text:list>
      <text:p text:style-name="Normal">TCP (Transmission Control Protocol) is a core networking protocol providing reliable, ordered, and error-checked data delivery between devices. TCP ensures that data packets are delivered correctly and in sequence. Key services include:</text:p>
      <text:p text:style-name="Normal">Reliable transmission (resending lost packets)</text:p>
      <text:p text:style-name="Normal">Flow control (managing data rate)</text:p>
      <text:p text:style-name="Normal">Congestion control (avoiding network overload)</text:p>
      <text:p text:style-name="Normal">Segmentation and reassembly (breaking data into packets and reconstructing)<text:line-break/>TCP is widely used for applications requiring accuracy, such as web browsing, email, and file transfer.</text:p>
      <text:list text:style-name="LFO8" text:continue-numbering="true">
        <text:list-item>
          <text:p text:style-name="P8">What is Command Line (CLI)?</text:p>
        </text:list-item>
      </text:list>
      <text:p text:style-name="Normal">A Command Line Interface (CLI) allows users to interact with a computer by typing commands rather than using graphical icons. CLIs are powerful for automation, scripting, configuration, and server administration. Examples include PowerShell, Bash, and Command Prompt.</text:p>
      <text:list text:style-name="LFO9" text:continue-numbering="true">
        <text:list-item>
          <text:p text:style-name="P9">Difference Between Console, CLI, Terminal, and Shell</text:p>
        </text:list-item>
      </text:list>
      <text:soft-page-break/>
      <text:p text:style-name="Normal">Console: Physical or virtual device for input/output to the computer.</text:p>
      <text:p text:style-name="Normal">Terminal: Software that emulates a console to allow text-based interaction.</text:p>
      <text:p text:style-name="Normal">Shell: The program that interprets commands and executes them (e.g., Bash, Zsh, PowerShell).</text:p>
      <text:p text:style-name="Normal">CLI: The interface style where commands are typed.<text:line-break/>In practice: Terminal → runs Shell → provides CLI for user input.</text:p>
      <text:list text:style-name="LFO10" text:continue-numbering="true">
        <text:list-item>
          <text:p text:style-name="P10">What is Linux?</text:p>
        </text:list-item>
      </text:list>
      <text:p text:style-name="Normal">Linux is an open-source operating system based on the Unix architecture. It is widely used for servers, cloud platforms, security, and embedded systems due to its stability, flexibility, and security. Linux distributions (e.g., Ubuntu, Debian, Red Hat) include the kernel, utilities, package managers, and user interfaces. Linux is also central to DevOps, containerisation, and cloud environmen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ozia Iqbal</meta:initial-creator>
    <dc:creator>Fozia Iqbal</dc:creator>
    <meta:creation-date>2026-02-02T10:20:00Z</meta:creation-date>
    <dc:date>2026-02-02T10:20:00Z</dc:date>
    <meta:template xlink:href="Normal" xlink:type="simple"/>
    <meta:editing-cycles>2</meta:editing-cycles>
    <meta:editing-duration>PT0S</meta:editing-duration>
    <meta:document-statistic meta:page-count="3" meta:paragraph-count="9" meta:word-count="698" meta:character-count="4672" meta:row-count="33" meta:non-whitespace-character-count="3983"/>
  </office:meta>
</office:document-meta>
</file>